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style:font-name="David CLM" officeooo:rsid="063d492f" officeooo:paragraph-rsid="0643afb2" style:font-name-complex="David CLM"/>
    </style:style>
    <style:style style:name="P5" style:family="paragraph" style:parent-style-name="Text_20_body">
      <style:text-properties fo:font-weight="normal" officeooo:rsid="06178d0b" officeooo:paragraph-rsid="0640610e" style:font-weight-asian="normal" style:font-weight-complex="normal"/>
    </style:style>
    <style:style style:name="P6" style:family="paragraph" style:parent-style-name="Text_20_body">
      <style:text-properties officeooo:rsid="06178d0b" officeooo:paragraph-rsid="0640610e"/>
    </style:style>
    <style:style style:name="P7" style:family="paragraph" style:parent-style-name="Text_20_body">
      <style:text-properties officeooo:rsid="0611694f" officeooo:paragraph-rsid="06433f13"/>
    </style:style>
    <style:style style:name="P8" style:family="paragraph" style:parent-style-name="Text_20_body">
      <style:text-properties officeooo:paragraph-rsid="06433f13"/>
    </style:style>
    <style:style style:name="P9" style:family="paragraph" style:parent-style-name="Text_20_body">
      <style:text-properties officeooo:rsid="05ef6ec2" officeooo:paragraph-rsid="0644d908"/>
    </style:style>
    <style:style style:name="P10" style:family="paragraph" style:parent-style-name="Text_20_body">
      <style:text-properties officeooo:rsid="063da059" officeooo:paragraph-rsid="0644d908"/>
    </style:style>
    <style:style style:name="P11" style:family="paragraph" style:parent-style-name="Text_20_body">
      <style:text-properties officeooo:paragraph-rsid="0644d908"/>
    </style:style>
    <style:style style:name="P12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5735d0c" officeooo:paragraph-rsid="0640610e" style:font-weight-asian="normal" style:font-name-complex="David CLM" style:font-weight-complex="normal"/>
    </style:style>
    <style:style style:name="P13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178d0b" officeooo:paragraph-rsid="0640610e" style:font-weight-asian="normal" style:font-name-complex="David CLM" style:font-weight-complex="normal"/>
    </style:style>
    <style:style style:name="P14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officeooo:rsid="05735d0c" officeooo:paragraph-rsid="0644d908" style:font-name-complex="David CLM"/>
    </style:style>
    <style:style style:name="P15" style:family="paragraph" style:parent-style-name="Text_20_body">
      <style:paragraph-properties fo:margin-top="0in" fo:margin-bottom="0in" style:contextual-spacing="false"/>
      <style:text-properties fo:font-weight="bold" officeooo:rsid="05ef6ec2" officeooo:paragraph-rsid="0644d908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5ef6ec2" officeooo:paragraph-rsid="0644d908"/>
    </style:style>
    <style:style style:name="P17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40610e" style:font-weight-asian="normal" style:font-weight-complex="normal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618f104" officeooo:paragraph-rsid="0640610e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61aaed5" officeooo:paragraph-rsid="0640610e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6208022" officeooo:paragraph-rsid="0640610e"/>
    </style:style>
    <style:style style:name="P21" style:family="paragraph" style:parent-style-name="Text_20_body">
      <style:paragraph-properties fo:text-align="end" style:justify-single-word="false" style:writing-mode="rl-tb"/>
      <style:text-properties style:font-name="David CLM" fo:language="en" fo:country="US" fo:font-weight="normal" officeooo:rsid="064d7d1f" officeooo:paragraph-rsid="0643afb2" style:font-size-asian="10.5pt" style:font-weight-asian="normal" style:font-name-complex="David CLM" style:font-weight-complex="normal"/>
    </style:style>
    <style:style style:name="P22" style:family="paragraph" style:parent-style-name="Text_20_body">
      <style:paragraph-properties fo:text-align="end" style:justify-single-word="false" style:writing-mode="rl-tb"/>
      <style:text-properties officeooo:paragraph-rsid="0643afb2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611694f" officeooo:paragraph-rsid="06433f13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6178d0b" officeooo:paragraph-rsid="0640610e"/>
    </style:style>
    <style:style style:name="P25" style:family="paragraph" style:parent-style-name="Text_20_body">
      <style:paragraph-properties fo:text-align="start" style:justify-single-word="false" style:writing-mode="lr-tb"/>
      <style:text-properties fo:font-weight="normal" officeooo:rsid="0611694f" officeooo:paragraph-rsid="0640610e" style:font-weight-asian="normal" style:font-weight-complex="normal"/>
    </style:style>
    <style:style style:name="P26" style:family="paragraph" style:parent-style-name="Text_20_body">
      <style:paragraph-properties fo:text-align="start" style:justify-single-word="false" style:writing-mode="lr-tb"/>
      <style:text-properties fo:font-weight="normal" officeooo:rsid="061aaed5" officeooo:paragraph-rsid="06433f13" style:font-weight-asian="normal" style:font-weight-complex="normal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6433f13"/>
    </style:style>
    <style:style style:name="P28" style:family="paragraph" style:parent-style-name="Text_20_body">
      <style:paragraph-properties fo:text-align="start" style:justify-single-word="false" style:writing-mode="lr-tb"/>
      <style:text-properties style:font-name="David CLM" officeooo:rsid="05735d0c" officeooo:paragraph-rsid="0643afb2" style:font-name-complex="David CLM"/>
    </style:style>
    <style:style style:name="P29" style:family="paragraph" style:parent-style-name="Standard">
      <style:paragraph-properties fo:text-align="start" style:justify-single-word="false" style:writing-mode="lr-tb"/>
      <style:text-properties officeooo:paragraph-rsid="0643afb2"/>
    </style:style>
    <style:style style:name="P30" style:family="paragraph" style:parent-style-name="Heading_20_2">
      <style:text-properties style:use-window-font-color="true" loext:opacity="0%" style:font-name="David CLM" fo:font-size="12pt" fo:font-style="italic" fo:font-weight="normal" officeooo:rsid="062c244e" officeooo:paragraph-rsid="06298aed" style:font-size-asian="12pt" style:font-style-asian="italic" style:font-weight-asian="normal" style:font-name-complex="David CLM" style:font-size-complex="12pt"/>
    </style:style>
    <style:style style:name="P31" style:family="paragraph" style:parent-style-name="Heading_20_2">
      <style:paragraph-properties fo:line-height="100%"/>
      <style:text-properties officeooo:paragraph-rsid="06433f13"/>
    </style:style>
    <style:style style:name="P32" style:family="paragraph" style:parent-style-name="Heading_20_2">
      <style:text-properties officeooo:paragraph-rsid="0643afb2"/>
    </style:style>
    <style:style style:name="P33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644d908" style:font-name-complex="David CLM"/>
    </style:style>
    <style:style style:name="P34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rsid="05ef6ec2" officeooo:paragraph-rsid="0644d908" style:font-name-complex="David CLM"/>
    </style:style>
    <style:style style:name="P35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65466c9" officeooo:paragraph-rsid="06464a5e" style:font-size-asian="12pt" style:font-name-complex="David CLM" style:font-size-complex="12pt"/>
    </style:style>
    <style:style style:name="P36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45cd6" officeooo:paragraph-rsid="06464a5e" style:font-size-asian="12pt" style:font-name-complex="David CLM" style:font-size-complex="12pt"/>
    </style:style>
    <style:style style:name="P37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69164" officeooo:paragraph-rsid="06464a5e" style:font-size-asian="12pt" style:font-name-complex="David CLM" style:font-size-complex="12pt"/>
    </style:style>
    <style:style style:name="P38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f6ec2" officeooo:paragraph-rsid="0644d908" style:font-size-asian="12pt" style:font-name-complex="David CLM" style:font-size-complex="12pt"/>
    </style:style>
    <style:style style:name="P39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464a5e" style:font-size-asian="12pt" style:font-style-asian="italic" style:font-weight-asian="normal" style:font-name-complex="David CLM" style:font-size-complex="12pt"/>
    </style:style>
    <style:style style:name="P40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paragraph-rsid="06464a5e" style:font-size-asian="12pt" style:font-name-complex="David CLM" style:font-size-complex="12pt"/>
    </style:style>
    <style:style style:name="P41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rsid="04c84b90" officeooo:paragraph-rsid="06464a5e" style:font-size-asian="12pt" style:font-name-complex="David CLM" style:font-size-complex="12pt"/>
    </style:style>
    <style:style style:name="P42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officeooo:paragraph-rsid="06464a5e"/>
    </style:style>
    <style:style style:name="P43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44" style:family="paragraph" style:parent-style-name="Heading_20_2">
      <style:paragraph-properties fo:line-height="100%"/>
      <style:text-properties officeooo:paragraph-rsid="06464a5e"/>
    </style:style>
    <style:style style:name="P45" style:family="paragraph" style:parent-style-name="Text_20_body" style:list-style-name="L1">
      <style:text-properties fo:font-weight="normal" officeooo:rsid="06178d0b" officeooo:paragraph-rsid="0640610e" style:font-weight-asian="normal" style:font-weight-complex="normal"/>
    </style:style>
    <style:style style:name="P46" style:family="paragraph" style:parent-style-name="Text_20_body">
      <style:paragraph-properties fo:text-align="end" style:justify-single-word="false" style:writing-mode="rl-tb"/>
      <style:text-properties style:font-name="David CLM" fo:language="en" fo:country="US" fo:font-weight="normal" officeooo:rsid="05f05110" officeooo:paragraph-rsid="0644d908" style:font-size-asian="10.5pt" style:font-weight-asian="normal" style:font-name-complex="David CLM" style:font-weight-complex="normal"/>
    </style:style>
    <style:style style:name="P47" style:family="paragraph" style:parent-style-name="Text_20_body">
      <style:paragraph-properties fo:text-align="end" style:justify-single-word="false" style:writing-mode="rl-tb"/>
      <style:text-properties officeooo:paragraph-rsid="06464a5e"/>
    </style:style>
    <style:style style:name="P48" style:family="paragraph" style:parent-style-name="Text_20_body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language="en" fo:country="US" fo:font-style="italic" fo:font-weight="normal" officeooo:rsid="0665ef1a" officeooo:paragraph-rsid="06464a5e" style:font-size-asian="12pt" style:font-style-asian="italic" style:font-weight-asian="normal" style:font-name-complex="David CLM" style:font-size-complex="12pt" style:font-weight-complex="normal"/>
    </style:style>
    <style:style style:name="T1" style:family="text">
      <style:text-properties style:use-window-font-color="true" loext:opacity="0%" fo:font-size="12pt" style:font-size-asian="12pt" style:font-size-complex="12pt"/>
    </style:style>
    <style:style style:name="T2" style:family="text">
      <style:text-properties style:use-window-font-color="true" loext:opacity="0%" fo:font-size="12pt" officeooo:rsid="04a9e17c" style:font-size-asian="12pt" style:font-size-complex="12pt"/>
    </style:style>
    <style:style style:name="T3" style:family="text">
      <style:text-properties style:use-window-font-color="true" loext:opacity="0%" fo:font-size="12pt" officeooo:rsid="037549be" style:font-size-asian="12pt" style:font-size-complex="12pt"/>
    </style:style>
    <style:style style:name="T4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loext:opacity="0%" fo:font-size="12pt" fo:font-weight="bold" officeooo:rsid="05ef6ec2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fo:font-size="12pt" fo:font-style="italic" officeooo:rsid="05ef6ec2" style:font-size-asian="12pt" style:font-style-asian="italic" style:font-size-complex="12pt" style:font-style-complex="italic"/>
    </style:style>
    <style:style style:name="T7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tyle="italic" fo:font-weight="normal" style:font-style-asian="italic" style:font-weight-asian="normal"/>
    </style:style>
    <style:style style:name="T9" style:family="text">
      <style:text-properties style:use-window-font-color="true" loext:opacity="0%" fo:font-style="italic" fo:font-weight="normal" officeooo:rsid="04c84b90" style:font-style-asian="italic" style:font-weight-asian="normal"/>
    </style:style>
    <style:style style:name="T10" style:family="text">
      <style:text-properties style:use-window-font-color="true" loext:opacity="0%" fo:font-style="italic" fo:font-weight="normal" officeooo:rsid="05db2356" style:font-style-asian="italic" style:font-weight-asian="normal"/>
    </style:style>
    <style:style style:name="T11" style:family="text">
      <style:text-properties style:use-window-font-color="true" loext:opacity="0%" fo:font-style="italic" fo:font-weight="normal" officeooo:rsid="05e45cd6" style:font-style-asian="italic" style:font-weight-asian="normal"/>
    </style:style>
    <style:style style:name="T12" style:family="text">
      <style:text-properties style:use-window-font-color="true" loext:opacity="0%" fo:font-style="italic" fo:font-weight="normal" officeooo:rsid="065799cb" style:font-style-asian="italic" style:font-weight-asian="normal"/>
    </style:style>
    <style:style style:name="T13" style:family="text">
      <style:text-properties style:use-window-font-color="true" loext:opacity="0%" fo:font-style="italic" fo:font-weight="normal" officeooo:rsid="05e69164" style:font-style-asian="italic" style:font-weight-asian="normal"/>
    </style:style>
    <style:style style:name="T14" style:family="text">
      <style:text-properties style:use-window-font-color="true" loext:opacity="0%" fo:font-style="italic" fo:font-weight="normal" officeooo:rsid="05e68b71" style:font-style-asian="italic" style:font-weight-asian="normal"/>
    </style:style>
    <style:style style:name="T15" style:family="text">
      <style:text-properties style:use-window-font-color="true" loext:opacity="0%" style:text-position="sub 58%" fo:font-style="italic" fo:font-weight="normal" style:font-style-asian="italic" style:font-weight-asian="normal"/>
    </style:style>
    <style:style style:name="T16" style:family="text">
      <style:text-properties style:use-window-font-color="true" loext:opacity="0%" style:text-position="sub 58%" fo:font-style="italic" fo:font-weight="normal" officeooo:rsid="04c84b90" style:font-style-asian="italic" style:font-weight-asian="normal"/>
    </style:style>
    <style:style style:name="T17" style:family="text">
      <style:text-properties style:use-window-font-color="true" loext:opacity="0%" style:text-position="sub 58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18" style:family="text">
      <style:text-properties style:use-window-font-color="true" loext:opacity="0%" style:text-position="sub 58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19" style:family="text">
      <style:text-properties style:use-window-font-color="true" loext:opacity="0%" style:text-position="sub 58%" fo:language="en" fo:country="US" fo:font-style="italic" fo:font-weight="normal" style:font-style-asian="italic" style:font-weight-asian="normal"/>
    </style:style>
    <style:style style:name="T20" style:family="text">
      <style:text-properties style:use-window-font-color="true" loext:opacity="0%" style:font-name="Courier New" fo:font-size="12pt" fo:font-style="italic" fo:font-weight="normal" officeooo:rsid="05e9227a" style:font-size-asian="12pt" style:font-style-asian="italic" style:font-weight-asian="normal" style:font-name-complex="David CLM" style:font-size-complex="12pt"/>
    </style:style>
    <style:style style:name="T21" style:family="text">
      <style:text-properties style:use-window-font-color="true" loext:opacity="0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22" style:family="text">
      <style:text-properties style:use-window-font-color="true" loext:opacity="0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23" style:family="text">
      <style:text-properties style:use-window-font-color="true" loext:opacity="0%" style:font-name="Courier New" fo:font-size="12pt" fo:font-style="italic" fo:font-weight="normal" officeooo:rsid="05e68b71" style:font-size-asian="12pt" style:font-style-asian="italic" style:font-weight-asian="normal" style:font-name-complex="David CLM" style:font-size-complex="12pt"/>
    </style:style>
    <style:style style:name="T24" style:family="text">
      <style:text-properties style:use-window-font-color="true" loext:opacity="0%" style:font-name="Courier New" fo:font-size="12pt" fo:font-style="italic" fo:font-weight="normal" officeooo:rsid="05e5e974" style:font-size-asian="12pt" style:font-style-asian="italic" style:font-weight-asian="normal" style:font-name-complex="David CLM" style:font-size-complex="12pt"/>
    </style:style>
    <style:style style:name="T25" style:family="text">
      <style:text-properties style:use-window-font-color="true" loext:opacity="0%" style:font-name="Courier New" fo:font-size="12pt" fo:font-style="italic" fo:font-weight="normal" officeooo:rsid="05e5e974" style:font-name-asian="David CLM1" style:font-size-asian="12pt" style:font-style-asian="italic" style:font-weight-asian="normal" style:font-name-complex="David CLM1" style:font-size-complex="12pt"/>
    </style:style>
    <style:style style:name="T26" style:family="text">
      <style:text-properties style:use-window-font-color="true" loext:opacity="0%" style:text-outline="false" style:text-line-through-style="none" style:text-line-through-type="none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sub 58%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8" style:family="text">
      <style:text-properties style:use-window-font-color="true" loext:opacity="0%" fo:language="en" fo:country="US" fo:font-style="italic" fo:font-weight="normal" style:font-style-asian="italic" style:font-weight-asian="normal"/>
    </style:style>
    <style:style style:name="T29" style:family="text">
      <style:text-properties style:use-window-font-color="true" loext:opacity="0%" style:text-position="0% 100%" fo:language="en" fo:country="US" fo:font-style="italic" fo:font-weight="normal" style:font-style-asian="italic" style:font-weight-asian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61c5daf" style:font-weight-asian="bold" style:font-weight-complex="bold"/>
    </style:style>
    <style:style style:name="T32" style:family="text">
      <style:text-properties style:font-name="David CLM" officeooo:rsid="060c388b" style:font-name-complex="David CLM"/>
    </style:style>
    <style:style style:name="T33" style:family="text">
      <style:text-properties style:font-name="David CLM" officeooo:rsid="05db2356" style:font-name-complex="David CLM"/>
    </style:style>
    <style:style style:name="T34" style:family="text">
      <style:text-properties style:font-name="David CLM" officeooo:rsid="05735d0c" style:font-name-complex="David CLM"/>
    </style:style>
    <style:style style:name="T35" style:family="text">
      <style:text-properties style:font-name="David CLM" officeooo:rsid="063d492f" style:font-name-complex="David CLM"/>
    </style:style>
    <style:style style:name="T36" style:family="text">
      <style:text-properties style:font-name="David CLM" officeooo:rsid="064c747d" style:font-name-complex="David CLM"/>
    </style:style>
    <style:style style:name="T37" style:family="text">
      <style:text-properties style:font-name="David CLM" officeooo:rsid="06291857" style:font-name-complex="David CLM"/>
    </style:style>
    <style:style style:name="T38" style:family="text">
      <style:text-properties style:font-name="David CLM" fo:language="en" fo:country="US" officeooo:rsid="063b92cc" style:font-name-complex="David CLM"/>
    </style:style>
    <style:style style:name="T39" style:family="text">
      <style:text-properties style:font-name="David CLM" fo:language="en" fo:country="US" officeooo:rsid="064c747d" style:font-name-complex="David CLM"/>
    </style:style>
    <style:style style:name="T40" style:family="text">
      <style:text-properties style:font-name="David CLM" fo:language="en" fo:country="US" officeooo:rsid="064d7d1f" style:font-name-complex="David CLM"/>
    </style:style>
    <style:style style:name="T41" style:family="text">
      <style:text-properties style:font-name="David CLM" fo:language="en" fo:country="US" officeooo:rsid="064d7d1f" style:font-size-asian="10.5pt" style:font-name-complex="David CLM" style:font-weight-complex="normal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618e705" style:font-weight-asian="normal" style:font-weight-complex="normal"/>
    </style:style>
    <style:style style:name="T45" style:family="text">
      <style:text-properties fo:font-weight="normal" officeooo:rsid="061aaed5" style:font-weight-asian="normal" style:font-weight-complex="normal"/>
    </style:style>
    <style:style style:name="T46" style:family="text">
      <style:text-properties fo:font-weight="normal" officeooo:rsid="061c5daf" style:font-weight-asian="normal" style:font-weight-complex="normal"/>
    </style:style>
    <style:style style:name="T47" style:family="text">
      <style:text-properties fo:font-weight="normal" officeooo:rsid="061d9db1" style:font-weight-asian="normal" style:font-weight-complex="normal"/>
    </style:style>
    <style:style style:name="T48" style:family="text">
      <style:text-properties fo:font-weight="normal" officeooo:rsid="061f432c" style:font-weight-asian="normal" style:font-weight-complex="normal"/>
    </style:style>
    <style:style style:name="T49" style:family="text">
      <style:text-properties fo:font-weight="normal" officeooo:rsid="0621f8fb" style:font-weight-asian="normal" style:font-weight-complex="normal"/>
    </style:style>
    <style:style style:name="T50" style:family="text">
      <style:text-properties fo:font-weight="normal" officeooo:rsid="06381210" style:font-weight-asian="normal" style:font-weight-complex="normal"/>
    </style:style>
    <style:style style:name="T51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officeooo:rsid="06291857"/>
    </style:style>
    <style:style style:name="T53" style:family="text">
      <style:text-properties officeooo:rsid="06298aed"/>
    </style:style>
    <style:style style:name="T54" style:family="text">
      <style:text-properties officeooo:rsid="0636ac3f"/>
    </style:style>
    <style:style style:name="T55" style:family="text">
      <style:text-properties fo:language="en" fo:country="US" officeooo:rsid="063b92cc"/>
    </style:style>
    <style:style style:name="T56" style:family="text">
      <style:text-properties fo:language="en" fo:country="US" officeooo:rsid="06392272"/>
    </style:style>
    <style:style style:name="T57" style:family="text">
      <style:text-properties fo:language="en" fo:country="US" officeooo:rsid="063a152b"/>
    </style:style>
    <style:style style:name="T58" style:family="text">
      <style:text-properties fo:language="en" fo:country="US" officeooo:rsid="064c747d"/>
    </style:style>
    <style:style style:name="T59" style:family="text">
      <style:text-properties officeooo:rsid="0611694f"/>
    </style:style>
    <style:style style:name="T60" style:family="text">
      <style:text-properties style:font-name="Monospace" officeooo:rsid="0643ecfa" style:font-size-asian="10.5pt" style:font-name-complex="David CLM2" style:font-weight-complex="normal"/>
    </style:style>
    <style:style style:name="T61" style:family="text">
      <style:text-properties style:font-name="Monospace" officeooo:rsid="06404770" style:font-size-asian="10.5pt" style:font-name-complex="David CLM2" style:font-weight-complex="normal"/>
    </style:style>
    <style:style style:name="T62" style:family="text">
      <style:text-properties style:font-name="Monospace" officeooo:rsid="06421237" style:font-size-asian="10.5pt" style:font-name-complex="David CLM2" style:font-weight-complex="normal"/>
    </style:style>
    <style:style style:name="T63" style:family="text">
      <style:text-properties style:font-name="Monospace" officeooo:rsid="063e919f" style:font-size-asian="10.5pt" style:font-name-complex="David CLM2" style:font-weight-complex="normal"/>
    </style:style>
    <style:style style:name="T64" style:family="text">
      <style:text-properties style:font-name="Monospace" officeooo:rsid="065799cb" style:font-size-asian="10.5pt" style:font-name-complex="David CLM2" style:font-weight-complex="normal"/>
    </style:style>
    <style:style style:name="T65" style:family="text">
      <style:text-properties style:font-name="Monospace" officeooo:rsid="0643ecfa" style:font-size-asian="10.5pt" style:font-name-complex="David CLM2"/>
    </style:style>
    <style:style style:name="T66" style:family="text">
      <style:text-properties fo:color="#000000" loext:opacity="100%" style:font-name="David CLM" fo:font-size="12pt" fo:font-style="normal" fo:font-weight="normal" officeooo:rsid="0644400b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7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8" style:family="text">
      <style:text-properties officeooo:rsid="0611766a"/>
    </style:style>
    <style:style style:name="T69" style:family="text">
      <style:text-properties officeooo:rsid="06234450"/>
    </style:style>
    <style:style style:name="T70" style:family="text">
      <style:text-properties officeooo:rsid="05f95ff9"/>
    </style:style>
    <style:style style:name="T71" style:family="text">
      <style:text-properties officeooo:rsid="05ef6ec2"/>
    </style:style>
    <style:style style:name="T72" style:family="text">
      <style:text-properties officeooo:rsid="05f2192d"/>
    </style:style>
    <style:style style:name="T73" style:family="text">
      <style:text-properties officeooo:rsid="05e45cd6"/>
    </style:style>
    <style:style style:name="T74" style:family="text">
      <style:text-properties officeooo:rsid="06226adb"/>
    </style:style>
    <style:style style:name="T75" style:family="text">
      <style:text-properties officeooo:rsid="065799c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מטלה - חלוקה <text:span text:style-name="T53">הוגנת ו</text:span>יעילה</text:h>
      <text:p text:style-name="P3">יש לענות על שאלה אחת לבחירתכם. <text:span text:style-name="T54">שאלות המסומנות בכוכבית (*) מזכות בניקוד כפול.</text:span></text:p>
      <text:p text:style-name="P30"/>
      <text:p text:style-name="P12">* שאלה <text:span text:style-name="T55">4</text:span><text:span text:style-name="T52">: שיווי-משקל תחרותי</text:span></text:p>
      <text:p text:style-name="P13"/>
      <text:p text:style-name="P6"><text:span text:style-name="T43">הקצאת-משאבים נתונה נקראת </text:span><text:span text:style-name="T30">שיווי משקל תחרותי </text:span><text:span text:style-name="T31">שווה-תקציב </text:span><text:span text:style-name="T43">(competitive equilibrium </text:span><text:span text:style-name="T46">with</text:span><text:span text:style-name="T43"> equal </text:span><text:span text:style-name="T46">budgets</text:span><text:span text:style-name="T45">)</text:span><text:span text:style-name="T43"> אם קיים וקטור-מחיר p (מחיר לכל משאב), כך שלכל משתתף i מתקיימים התנאים הבאים:</text:span></text:p>
      <text:list xml:id="list3954903219" text:style-name="L1">
        <text:list-item>
          <text:p text:style-name="P45">המחיר הכולל של הסל שקיבל משתתף i הוא לכל היותר 1;</text:p>
        </text:list-item>
        <text:list-item>
          <text:p text:style-name="P45">כל משתתף מעדיף את הסל שקיבל על-פני כל שאר הסלים שהמחיר שלהם הוא לכל היותר 1.</text:p>
        </text:list-item>
      </text:list>
      <text:p text:style-name="P5">בסמלים:</text:p>
      <text:p text:style-name="P24"><text:span text:style-name="T42">p</text:span><text:span text:style-name="T43">(</text:span><text:span text:style-name="T42">X</text:span><text:span text:style-name="T51">i</text:span><text:span text:style-name="T43">) ≤ 1</text:span></text:p>
      <text:p text:style-name="P24"><text:span text:style-name="T43">For </text:span><text:span text:style-name="T44">every </text:span><text:span text:style-name="T43">Y: <text:s/>if </text:span><text:span text:style-name="T42">p</text:span><text:span text:style-name="T43">(Y) ≤ 1 then </text:span><text:span text:style-name="T42">V</text:span><text:span text:style-name="T51">i</text:span><text:span text:style-name="T43">(</text:span><text:span text:style-name="T42">X</text:span><text:span text:style-name="T51">i</text:span><text:span text:style-name="T43">) ≥ V</text:span><text:span text:style-name="T51">i</text:span><text:span text:style-name="T43">(Y)</text:span></text:p>
      <text:p text:style-name="P18"><text:span text:style-name="T43">א. תנו דוגמה להקצאה שהיא </text:span><text:span text:style-name="T46">ש</text:span><text:span text:style-name="T50">יווי-משקל </text:span><text:span text:style-name="T46">תחרותי שווה-תקציב</text:span><text:span text:style-name="T45"> </text:span><text:span text:style-name="T47">בבעיה כלשהי של חלוקת משאבים</text:span><text:span text:style-name="T43">, למשל הדוגמה במצגת: </text:span></text:p>
      <text:p text:style-name="P25">[[81, 19, 0],<text:line-break/> [80, 0, 20]]</text:p>
      <text:p text:style-name="P19"><text:span text:style-name="T43">תארו את ההקצאה ואת וקטור המחיר p, והסבירו מדוע זה </text:span><text:span text:style-name="T48">אכן </text:span><text:span text:style-name="T46">ש"מ תחרותי שווה-תקציב</text:span><text:span text:style-name="T43">.</text:span></text:p>
      <text:p text:style-name="P17">ב. הוכיחו שכל ש"מ תחרותי שווה-תקציב הוא ללא קנאה.</text:p>
      <text:p text:style-name="P20"><text:span text:style-name="T43">ג. הוכיחו </text:span><text:span text:style-name="T49">שכל ש"מ תחרותי שווה-תקציב הוא יעיל פארטו חלש (ראו הגדרה בשאלה 4).</text:span></text:p>
      <text:p text:style-name="P31"><text:span text:style-name="T34">שאלה </text:span><text:span text:style-name="T33">1: חלוקה </text:span><text:span text:style-name="T66">אגליטרית</text:span><text:span text:style-name="T33"> עם פייתון</text:span></text:p>
      <text:p text:style-name="P7"><text:span text:style-name="T30">תזכורת</text:span>: בבעיית החלוקה שלמדנו בכיתה, יש n אנשים ו-m משאבים, וכל אדם מייחס ערך לכל משאב.</text:p>
      <text:p text:style-name="P7">ניתן לייצג כל בעיה כזאת כמטריצה עם n שורות ו-m עמודות, שבה הערך בשורה i ועמודה j הוא הערך שמייחס אדם i למשאב j.</text:p>
      <text:p text:style-name="P8"><text:span text:style-name="T59">כיתבו פונקציה בפייתון, בעזרת cvxpy, המקבלת כקלט מטריצה </text:span><text:span text:style-name="T56">כזאת (כללית</text:span><text:span text:style-name="T57">)</text:span><text:span text:style-name="T59">, וכותבת למסך תיאור של חלוקה </text:span><text:span text:style-name="T61">אגליטרית</text:span><text:span text:style-name="T59">. לדוגמה, אם הקלט </text:span><text:span text:style-name="T68">הוא (כמו הדוגמה במצגת):</text:span></text:p>
      <text:p text:style-name="P27"><text:span text:style-name="T59">[[81, 19, </text:span><text:span text:style-name="T62">1</text:span><text:span text:style-name="T59">],<text:line-break/> [</text:span><text:span text:style-name="T62">70</text:span><text:span text:style-name="T59">, </text:span><text:span text:style-name="T62">1</text:span><text:span text:style-name="T59">, </text:span><text:span text:style-name="T62">29</text:span><text:span text:style-name="T59">]]</text:span></text:p>
      <text:p text:style-name="P23">אז הפלט הוא (בקירוב):</text:p>
      <text:p text:style-name="P27"><text:soft-page-break/><text:span text:style-name="T59">Agent #1 gets 0.</text:span><text:span text:style-name="T60">47</text:span><text:span text:style-name="T59"> of resource #1, 1.0 of resource #2, and 0.0 </text:span><text:span text:style-name="T69">of</text:span><text:span text:style-name="T59"> resource #3.</text:span></text:p>
      <text:p text:style-name="P26"><text:span text:style-name="T59">Agent #2 gets 0.</text:span><text:span text:style-name="T65">53</text:span><text:span text:style-name="T59"> of resource #1, 0.0 of resource #2, and 1.0 of resource #3.</text:span></text:p>
      <text:p text:style-name="P26"/>
      <text:p text:style-name="P32"><text:span text:style-name="T34">שאלה </text:span><text:span text:style-name="T38">2</text:span><text:span text:style-name="T32">: </text:span><text:span text:style-name="T35">קריטריון לקסימין</text:span></text:p>
      <text:p text:style-name="P4"><text:span text:style-name="T58">א. </text:span>כתבו קוד בשפת פייתון, המקבל שני וקטורים באותו אורך, ומשווה ביניהם לפי קריטריון לקסימין. כותרת הפונקציה:</text:p>
      <text:p text:style-name="P29">def is_leximin_better (x: list, y:list)→bool</text:p>
      <text:p text:style-name="P29"><text:tab/> # return <text:span text:style-name="T43">true</text:span> iff x is leximin-better than y.</text:p>
      <text:p text:style-name="P28"/>
      <text:p text:style-name="P22"><text:span text:style-name="T36">ב. כתבו בדיקות-יחידה לפונקציה בעזרת </text:span><text:span text:style-name="T39">doctest. </text:span><text:span text:style-name="T40">הדגמה של כתיבת </text:span><text:span text:style-name="T41">בדיקות doctest בפייתון ניתן למצוא כאן: </text:span><text:a xlink:type="simple" xlink:href="https://github.com/erelsgl/fairpy/blob/master/cake/cut_and_choose.py" text:style-name="Internet_20_link" text:visited-style-name="Visited_20_Internet_20_Link">https://github.com/erelsgl/fairpy/blob/master/cake/cut_and_choose.py</text:a><text:span text:style-name="T41"> </text:span></text:p>
      <text:p text:style-name="P21"/>
      <text:p text:style-name="P14">שאלה <text:span text:style-name="T55">3</text:span><text:span text:style-name="T52">: יעילות-פארטו חלשה וחזקה</text:span></text:p>
      <text:p text:style-name="P15"/>
      <text:p text:style-name="P16"><text:span text:style-name="T30">הגדרות</text:span>: </text:p>
      <text:list xml:id="list2200225616" text:style-name="L2">
        <text:list-item>
          <text:p text:style-name="P33"><text:span text:style-name="T2">מצב </text:span><text:span text:style-name="T1">א נקרא </text:span><text:span text:style-name="T4">שיפור פארטו</text:span><text:span text:style-name="T5"> חזק </text:span><text:span text:style-name="T1">של </text:span><text:span text:style-name="T2">מצב </text:span><text:span text:style-name="T1">ב, אם </text:span><text:span text:style-name="T2">מצב </text:span><text:span text:style-name="T3">א </text:span><text:span text:style-name="T1">טוב יותר </text:span><text:span text:style-name="T6">לכל </text:span><text:span text:style-name="T1">המשתתפים.</text:span></text:p>
        </text:list-item>
        <text:list-item>
          <text:p text:style-name="P34"><text:span text:style-name="T2">מצב </text:span><text:span text:style-name="T1">נקרא </text:span><text:span text:style-name="T4">יעיל פארטו חלש</text:span><text:span text:style-name="T7"> </text:span><text:span text:style-name="T1">אם לא קיי</text:span><text:span text:style-name="T2">ם</text:span><text:span text:style-name="T1"> </text:span><text:span text:style-name="T2">מצב אחר שהוא </text:span><text:span text:style-name="T1">שיפור-פארטו-חזק של</text:span><text:span text:style-name="T2">ו</text:span><text:span text:style-name="T1">.</text:span></text:p>
          <text:p text:style-name="P38"/>
        </text:list-item>
      </text:list>
      <text:p text:style-name="P9">א. תנו דוגמה לחלוק<text:span text:style-name="T70">ה</text:span> שהיא יעילה-פארטו-חלש אבל לא יעילה-פארטו.</text:p>
      <text:p text:style-name="P10">ב. הוכיחו, שכל חלוקה אגליטרית היא יעילה-פארטו-חלש.</text:p>
      <text:p text:style-name="P11"><text:span text:style-name="T63">ג</text:span><text:span text:style-name="T71">. הוכיחו, שאם </text:span><text:span text:style-name="T72">פונקציות הערך של </text:span><text:span text:style-name="T71">כל השחקנים </text:span><text:span text:style-name="T72">הן חיוביות ממש בכל נקודה ונקודה בעוגה, </text:span><text:span text:style-name="T71">אז כל חלוקה יעילה-פארטו-חלש היא גם יעילה-פארטו.</text:span></text:p>
      <text:p text:style-name="P46"/>
      <text:p text:style-name="P44"><text:span text:style-name="T34">שאלה </text:span><text:span text:style-name="T67">5</text:span><text:span text:style-name="T37">: מיקסום סכום הערכים תחת אילוצי הגינות</text:span></text:p>
      <text:p text:style-name="P47"><text:span text:style-name="T73">נתונה </text:span><text:span text:style-name="T74">בעיית אופטימיזציה </text:span><text:span text:style-name="T75">עבור חלוקת </text:span><text:span text:style-name="T64">עוגה</text:span><text:span text:style-name="T75"> בין שני שחקנים</text:span><text:span text:style-name="T73">:</text:span></text:p>
      <text:p text:style-name="P40"><text:span text:style-name="T9">Maximize <text:s text:c="2"/>V</text:span><text:span text:style-name="T16">1</text:span><text:span text:style-name="T9">(X</text:span><text:span text:style-name="T16">1</text:span><text:span text:style-name="T9">)</text:span><text:span text:style-name="T10"> <text:s/></text:span><text:span text:style-name="T9">+ </text:span><text:span text:style-name="T10"><text:s/></text:span><text:span text:style-name="T9">V</text:span><text:span text:style-name="T16">2</text:span><text:span text:style-name="T9">(X</text:span><text:span text:style-name="T16">2</text:span><text:span text:style-name="T9">)</text:span></text:p>
      <text:p text:style-name="P41"><text:span text:style-name="T8">such that <text:s/>(X</text:span><text:span text:style-name="T15">1</text:span><text:span text:style-name="T8">,X</text:span><text:span text:style-name="T15">2</text:span><text:span text:style-name="T8">) is a partition</text:span><text:span text:style-name="T11"> </text:span><text:span text:style-name="T12">of C</text:span></text:p>
      <text:p text:style-name="P42"><text:span text:style-name="T20"><text:s text:c="5"/></text:span><text:span text:style-name="T21">and <text:s/></text:span><text:span text:style-name="T20"><text:s/></text:span><text:span text:style-name="T22">V</text:span><text:span text:style-name="T17">1</text:span><text:span text:style-name="T22">(X</text:span><text:span text:style-name="T17">1</text:span><text:span text:style-name="T22">)</text:span><text:span text:style-name="T21"> </text:span><text:span text:style-name="T25">≥</text:span><text:span text:style-name="T21"> </text:span><text:span text:style-name="T22">V</text:span><text:span text:style-name="T17">1</text:span><text:span text:style-name="T22">(</text:span><text:span text:style-name="T26">C</text:span><text:span text:style-name="T22">)</text:span><text:span text:style-name="T23">/2</text:span><text:span text:style-name="T21"> </text:span><text:span text:style-name="T20"><text:s/></text:span><text:span text:style-name="T21">and </text:span><text:span text:style-name="T20"><text:s/></text:span><text:span text:style-name="T22">V</text:span><text:span text:style-name="T18">2</text:span><text:span text:style-name="T22">(X</text:span><text:span text:style-name="T18">2</text:span><text:span text:style-name="T22">)</text:span><text:span text:style-name="T24"> </text:span><text:span text:style-name="T25">≥</text:span><text:span text:style-name="T21"> </text:span><text:span text:style-name="T22">V</text:span><text:span text:style-name="T27">2</text:span><text:span text:style-name="T22">(</text:span><text:span text:style-name="T26">C</text:span><text:span text:style-name="T22">)</text:span><text:span text:style-name="T23">/2</text:span></text:p>
      <text:p text:style-name="P35"><text:span text:style-name="T8">כאשר </text:span><text:span text:style-name="T28">C היא העוגה כולה ו </text:span><text:span text:style-name="T29">X</text:span><text:span text:style-name="T19">i</text:span><text:span text:style-name="T28"> הוא החלק שמקבל שחקן i.</text:span></text:p>
      <text:p text:style-name="P36"><text:span text:style-name="T8">א. הוכיחו </text:span><text:span text:style-name="T13">שהפתרון לבעיה הוא </text:span><text:span text:style-name="T8">תמיד </text:span><text:span text:style-name="T14">חלוקה פרופורציונלית.</text:span></text:p>
      <text:p text:style-name="P37"><text:span text:style-name="T14">ב</text:span><text:span text:style-name="T8">. הוכיחו שהפתרון לבעיה הוא תמיד חלוקה יעילה-פארטו.</text:span></text:p>
      <text:p text:style-name="P39"><text:soft-page-break/>ג. הוכיחו שהפתרון לבעיה הוא תמיד חלוקה ללא-קנאה.</text:p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David CLM1" svg:font-family="'David CLM'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2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2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02T16:08:20.697000000</dc:date>
    <meta:editing-duration>P11DT16H14M39S</meta:editing-duration>
    <meta:editing-cycles>1434</meta:editing-cycles>
    <meta:document-statistic meta:table-count="0" meta:image-count="0" meta:object-count="0" meta:page-count="3" meta:paragraph-count="46" meta:word-count="470" meta:character-count="2642" meta:non-whitespace-character-count="2200"/>
  </office:meta>
</office:document-meta>
</file>